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e35" officeooo:paragraph-rsid="0003de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tapi</text:p>
      <text:p text:style-name="P1">react</text:p>
      <text:p text:style-name="P1">MongoDB</text:p>
      <text:p text:style-name="P1">FARMstack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5:38:30.537485082</meta:creation-date>
    <dc:date>2023-10-23T15:39:31.404471897</dc:date>
    <meta:editing-duration>PT1M1S</meta:editing-duration>
    <meta:editing-cycles>1</meta:editing-cycles>
    <meta:document-statistic meta:table-count="0" meta:image-count="0" meta:object-count="0" meta:page-count="1" meta:paragraph-count="4" meta:word-count="4" meta:character-count="29" meta:non-whitespace-character-count="28"/>
    <meta:generator>LibreOffice/7.3.7.2$Linux_X86_64 LibreOffice_project/30$Build-2</meta:generator>
  </office:meta>
</office:document-meta>
</file>